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17cm" table:align="left"/>
    </style:style>
    <style:style style:name="Tabelle4.A" style:family="table-column">
      <style:table-column-properties style:column-width="2.757cm"/>
    </style:style>
    <style:style style:name="Tabelle4.B" style:family="table-column">
      <style:table-column-properties style:column-width="14.243cm"/>
    </style:style>
    <style:style style:name="Tabelle4.A1" style:family="table-cell">
      <style:table-cell-properties fo:padding="0.101cm" fo:border-left="0.05pt solid #000000" fo:border-right="none" fo:border-top="0.05pt solid #000000" fo:border-bottom="0.05pt solid #000000" style:writing-mode="lr-tb"/>
    </style:style>
    <style:style style:name="Tabelle4.B1" style:family="table-cell">
      <style:table-cell-properties fo:padding="0.101cm" fo:border="0.05pt solid #000000"/>
    </style:style>
    <style:style style:name="Tabelle4.A2" style:family="table-cell">
      <style:table-cell-properties fo:padding="0.101cm" fo:border-left="0.05pt solid #000000" fo:border-right="none" fo:border-top="none" fo:border-bottom="0.05pt solid #000000"/>
    </style:style>
    <style:style style:name="Tabelle4.B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101cm" fo:border-left="0.05pt solid #000000" fo:border-right="none" fo:border-top="none" fo:border-bottom="0.05pt solid #000000"/>
    </style:style>
    <style:style style:name="Tabelle4.B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101cm" fo:border-left="0.05pt solid #000000" fo:border-right="none" fo:border-top="none" fo:border-bottom="0.05pt solid #000000"/>
    </style:style>
    <style:style style:name="Tabelle4.B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101cm" fo:border-left="0.05pt solid #000000" fo:border-right="none" fo:border-top="none" fo:border-bottom="0.05pt solid #000000"/>
    </style:style>
    <style:style style:name="Tabelle4.B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4.A6" style:family="table-cell">
      <style:table-cell-properties fo:padding="0.101cm" fo:border-left="0.05pt solid #000000" fo:border-right="none" fo:border-top="none" fo:border-bottom="0.05pt solid #000000"/>
    </style:style>
    <style:style style:name="Tabelle4.B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4.A7" style:family="table-cell">
      <style:table-cell-properties fo:padding="0.101cm" fo:border-left="0.05pt solid #000000" fo:border-right="none" fo:border-top="none" fo:border-bottom="0.05pt solid #000000"/>
    </style:style>
    <style:style style:name="Tabelle4.B7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left"/>
    </style:style>
    <style:style style:name="Tabelle5.A" style:family="table-column">
      <style:table-column-properties style:column-width="2.757cm"/>
    </style:style>
    <style:style style:name="Tabelle5.B" style:family="table-column">
      <style:table-column-properties style:column-width="14.243cm"/>
    </style:style>
    <style:style style:name="Tabelle5.A1" style:family="table-cell">
      <style:table-cell-properties fo:padding="0.101cm" fo:border-left="0.05pt solid #000000" fo:border-right="none" fo:border-top="0.05pt solid #000000" fo:border-bottom="0.05pt solid #000000" style:writing-mode="lr-tb"/>
    </style:style>
    <style:style style:name="Tabelle5.B1" style:family="table-cell">
      <style:table-cell-properties fo:padding="0.101cm" fo:border="0.05pt solid #000000"/>
    </style:style>
    <style:style style:name="Tabelle5.A2" style:family="table-cell">
      <style:table-cell-properties fo:padding="0.101cm" fo:border-left="0.05pt solid #000000" fo:border-right="none" fo:border-top="none" fo:border-bottom="0.05pt solid #000000"/>
    </style:style>
    <style:style style:name="Tabelle5.B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101cm" fo:border-left="0.05pt solid #000000" fo:border-right="none" fo:border-top="none" fo:border-bottom="0.05pt solid #000000"/>
    </style:style>
    <style:style style:name="Tabelle5.B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101cm" fo:border-left="0.05pt solid #000000" fo:border-right="none" fo:border-top="none" fo:border-bottom="0.05pt solid #000000"/>
    </style:style>
    <style:style style:name="Tabelle5.B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5.A5" style:family="table-cell">
      <style:table-cell-properties fo:padding="0.101cm" fo:border-left="0.05pt solid #000000" fo:border-right="none" fo:border-top="none" fo:border-bottom="0.05pt solid #000000"/>
    </style:style>
    <style:style style:name="Tabelle5.B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5.A6" style:family="table-cell">
      <style:table-cell-properties fo:padding="0.101cm" fo:border-left="0.05pt solid #000000" fo:border-right="none" fo:border-top="none" fo:border-bottom="0.05pt solid #000000"/>
    </style:style>
    <style:style style:name="Tabelle5.B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5.A7" style:family="table-cell">
      <style:table-cell-properties fo:padding="0.101cm" fo:border-left="0.05pt solid #000000" fo:border-right="none" fo:border-top="none" fo:border-bottom="0.05pt solid #000000"/>
    </style:style>
    <style:style style:name="Tabelle5.B7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5.A8" style:family="table-cell">
      <style:table-cell-properties fo:padding="0.101cm" fo:border-left="0.05pt solid #000000" fo:border-right="none" fo:border-top="none" fo:border-bottom="0.05pt solid #000000"/>
    </style:style>
    <style:style style:name="Tabelle5.B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5.A9" style:family="table-cell">
      <style:table-cell-properties fo:padding="0.101cm" fo:border-left="0.05pt solid #000000" fo:border-right="none" fo:border-top="none" fo:border-bottom="0.05pt solid #000000"/>
    </style:style>
    <style:style style:name="Tabelle5.B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5.A10" style:family="table-cell">
      <style:table-cell-properties fo:padding="0.101cm" fo:border-left="0.05pt solid #000000" fo:border-right="none" fo:border-top="none" fo:border-bottom="0.05pt solid #000000"/>
    </style:style>
    <style:style style:name="Tabelle5.B10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5.A11" style:family="table-cell">
      <style:table-cell-properties fo:padding="0.101cm" fo:border-left="0.05pt solid #000000" fo:border-right="none" fo:border-top="none" fo:border-bottom="0.05pt solid #000000"/>
    </style:style>
    <style:style style:name="Tabelle5.B11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5.A12" style:family="table-cell">
      <style:table-cell-properties fo:padding="0.101cm" fo:border-left="0.05pt solid #000000" fo:border-right="none" fo:border-top="none" fo:border-bottom="0.05pt solid #000000"/>
    </style:style>
    <style:style style:name="Tabelle5.B1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5.A13" style:family="table-cell">
      <style:table-cell-properties fo:padding="0.101cm" fo:border-left="0.05pt solid #000000" fo:border-right="none" fo:border-top="none" fo:border-bottom="0.05pt solid #000000"/>
    </style:style>
    <style:style style:name="Tabelle5.B1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left"/>
    </style:style>
    <style:style style:name="Tabelle6.A" style:family="table-column">
      <style:table-column-properties style:column-width="2.757cm"/>
    </style:style>
    <style:style style:name="Tabelle6.B" style:family="table-column">
      <style:table-column-properties style:column-width="14.243cm"/>
    </style:style>
    <style:style style:name="Tabelle6.A1" style:family="table-cell">
      <style:table-cell-properties fo:padding="0.101cm" fo:border-left="0.05pt solid #000000" fo:border-right="none" fo:border-top="0.05pt solid #000000" fo:border-bottom="0.05pt solid #000000" style:writing-mode="lr-tb"/>
    </style:style>
    <style:style style:name="Tabelle6.B1" style:family="table-cell">
      <style:table-cell-properties fo:padding="0.101cm" fo:border="0.05pt solid #000000"/>
    </style:style>
    <style:style style:name="Tabelle6.A2" style:family="table-cell">
      <style:table-cell-properties fo:padding="0.101cm" fo:border-left="0.05pt solid #000000" fo:border-right="none" fo:border-top="none" fo:border-bottom="0.05pt solid #000000"/>
    </style:style>
    <style:style style:name="Tabelle6.B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101cm" fo:border-left="0.05pt solid #000000" fo:border-right="none" fo:border-top="none" fo:border-bottom="0.05pt solid #000000"/>
    </style:style>
    <style:style style:name="Tabelle6.B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6.A4" style:family="table-cell">
      <style:table-cell-properties fo:padding="0.101cm" fo:border-left="0.05pt solid #000000" fo:border-right="none" fo:border-top="none" fo:border-bottom="0.05pt solid #000000"/>
    </style:style>
    <style:style style:name="Tabelle6.B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6.A5" style:family="table-cell">
      <style:table-cell-properties fo:padding="0.101cm" fo:border-left="0.05pt solid #000000" fo:border-right="none" fo:border-top="none" fo:border-bottom="0.05pt solid #000000"/>
    </style:style>
    <style:style style:name="Tabelle6.B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6.A6" style:family="table-cell">
      <style:table-cell-properties fo:padding="0.101cm" fo:border-left="0.05pt solid #000000" fo:border-right="none" fo:border-top="none" fo:border-bottom="0.05pt solid #000000"/>
    </style:style>
    <style:style style:name="Tabelle6.B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left"/>
    </style:style>
    <style:style style:name="Tabelle7.A" style:family="table-column">
      <style:table-column-properties style:column-width="2.757cm"/>
    </style:style>
    <style:style style:name="Tabelle7.B" style:family="table-column">
      <style:table-column-properties style:column-width="14.243cm"/>
    </style:style>
    <style:style style:name="Tabelle7.A1" style:family="table-cell">
      <style:table-cell-properties fo:padding="0.101cm" fo:border-left="0.05pt solid #000000" fo:border-right="none" fo:border-top="0.05pt solid #000000" fo:border-bottom="0.05pt solid #000000" style:writing-mode="lr-tb"/>
    </style:style>
    <style:style style:name="Tabelle7.B1" style:family="table-cell">
      <style:table-cell-properties fo:padding="0.101cm" fo:border="0.05pt solid #000000"/>
    </style:style>
    <style:style style:name="Tabelle7.A2" style:family="table-cell">
      <style:table-cell-properties fo:padding="0.101cm" fo:border-left="0.05pt solid #000000" fo:border-right="none" fo:border-top="none" fo:border-bottom="0.05pt solid #000000"/>
    </style:style>
    <style:style style:name="Tabelle7.B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101cm" fo:border-left="0.05pt solid #000000" fo:border-right="none" fo:border-top="none" fo:border-bottom="0.05pt solid #000000"/>
    </style:style>
    <style:style style:name="Tabelle7.B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7.A4" style:family="table-cell">
      <style:table-cell-properties fo:padding="0.101cm" fo:border-left="0.05pt solid #000000" fo:border-right="none" fo:border-top="none" fo:border-bottom="0.05pt solid #000000"/>
    </style:style>
    <style:style style:name="Tabelle7.B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7.A5" style:family="table-cell">
      <style:table-cell-properties fo:padding="0.101cm" fo:border-left="0.05pt solid #000000" fo:border-right="none" fo:border-top="none" fo:border-bottom="0.05pt solid #000000"/>
    </style:style>
    <style:style style:name="Tabelle7.B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7.A6" style:family="table-cell">
      <style:table-cell-properties fo:padding="0.101cm" fo:border-left="0.05pt solid #000000" fo:border-right="none" fo:border-top="none" fo:border-bottom="0.05pt solid #000000"/>
    </style:style>
    <style:style style:name="Tabelle7.B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left"/>
    </style:style>
    <style:style style:name="Tabelle8.A" style:family="table-column">
      <style:table-column-properties style:column-width="2.757cm"/>
    </style:style>
    <style:style style:name="Tabelle8.B" style:family="table-column">
      <style:table-column-properties style:column-width="14.243cm"/>
    </style:style>
    <style:style style:name="Tabelle8.A1" style:family="table-cell">
      <style:table-cell-properties fo:padding="0.101cm" fo:border-left="0.05pt solid #000000" fo:border-right="none" fo:border-top="0.05pt solid #000000" fo:border-bottom="0.05pt solid #000000" style:writing-mode="lr-tb"/>
    </style:style>
    <style:style style:name="Tabelle8.B1" style:family="table-cell">
      <style:table-cell-properties fo:padding="0.101cm" fo:border="0.05pt solid #000000"/>
    </style:style>
    <style:style style:name="Tabelle8.A2" style:family="table-cell">
      <style:table-cell-properties fo:padding="0.101cm" fo:border-left="0.05pt solid #000000" fo:border-right="none" fo:border-top="none" fo:border-bottom="0.05pt solid #000000"/>
    </style:style>
    <style:style style:name="Tabelle8.B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8.A3" style:family="table-cell">
      <style:table-cell-properties fo:padding="0.101cm" fo:border-left="0.05pt solid #000000" fo:border-right="none" fo:border-top="none" fo:border-bottom="0.05pt solid #000000"/>
    </style:style>
    <style:style style:name="Tabelle8.B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left"/>
    </style:style>
    <style:style style:name="Tabelle9.A" style:family="table-column">
      <style:table-column-properties style:column-width="2.757cm"/>
    </style:style>
    <style:style style:name="Tabelle9.B" style:family="table-column">
      <style:table-column-properties style:column-width="14.243cm"/>
    </style:style>
    <style:style style:name="Tabelle9.A1" style:family="table-cell">
      <style:table-cell-properties fo:padding="0.101cm" fo:border-left="0.05pt solid #000000" fo:border-right="none" fo:border-top="0.05pt solid #000000" fo:border-bottom="0.05pt solid #000000" style:writing-mode="lr-tb"/>
    </style:style>
    <style:style style:name="Tabelle9.B1" style:family="table-cell">
      <style:table-cell-properties fo:padding="0.101cm" fo:border="0.05pt solid #000000"/>
    </style:style>
    <style:style style:name="Tabelle9.A2" style:family="table-cell">
      <style:table-cell-properties fo:padding="0.101cm" fo:border-left="0.05pt solid #000000" fo:border-right="none" fo:border-top="none" fo:border-bottom="0.05pt solid #000000"/>
    </style:style>
    <style:style style:name="Tabelle9.B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9.A3" style:family="table-cell">
      <style:table-cell-properties fo:padding="0.101cm" fo:border-left="0.05pt solid #000000" fo:border-right="none" fo:border-top="none" fo:border-bottom="0.05pt solid #000000"/>
    </style:style>
    <style:style style:name="Tabelle9.B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10" style:family="table">
      <style:table-properties style:width="17cm" table:align="left"/>
    </style:style>
    <style:style style:name="Tabelle10.A" style:family="table-column">
      <style:table-column-properties style:column-width="3.33cm"/>
    </style:style>
    <style:style style:name="Tabelle10.B" style:family="table-column">
      <style:table-column-properties style:column-width="13.67cm"/>
    </style:style>
    <style:style style:name="Tabelle10.A1" style:family="table-cell">
      <style:table-cell-properties fo:padding="0.101cm" fo:border-left="0.05pt solid #000000" fo:border-right="none" fo:border-top="0.05pt solid #000000" fo:border-bottom="0.05pt solid #000000" style:writing-mode="lr-tb"/>
    </style:style>
    <style:style style:name="Tabelle10.B1" style:family="table-cell">
      <style:table-cell-properties fo:padding="0.101cm" fo:border="0.05pt solid #000000"/>
    </style:style>
    <style:style style:name="Tabelle10.A2" style:family="table-cell">
      <style:table-cell-properties fo:padding="0.101cm" fo:border-left="0.05pt solid #000000" fo:border-right="none" fo:border-top="none" fo:border-bottom="0.05pt solid #000000"/>
    </style:style>
    <style:style style:name="Tabelle10.B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10.A3" style:family="table-cell">
      <style:table-cell-properties fo:padding="0.101cm" fo:border-left="0.05pt solid #000000" fo:border-right="none" fo:border-top="none" fo:border-bottom="0.05pt solid #000000"/>
    </style:style>
    <style:style style:name="Tabelle10.B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10.A4" style:family="table-cell">
      <style:table-cell-properties fo:padding="0.101cm" fo:border-left="0.05pt solid #000000" fo:border-right="none" fo:border-top="none" fo:border-bottom="0.05pt solid #000000"/>
    </style:style>
    <style:style style:name="Tabelle10.B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10.A5" style:family="table-cell">
      <style:table-cell-properties fo:padding="0.101cm" fo:border-left="0.05pt solid #000000" fo:border-right="none" fo:border-top="none" fo:border-bottom="0.05pt solid #000000"/>
    </style:style>
    <style:style style:name="Tabelle10.B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10.A6" style:family="table-cell">
      <style:table-cell-properties fo:padding="0.101cm" fo:border-left="0.05pt solid #000000" fo:border-right="none" fo:border-top="none" fo:border-bottom="0.05pt solid #000000"/>
    </style:style>
    <style:style style:name="Tabelle10.B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10.A7" style:family="table-cell">
      <style:table-cell-properties fo:padding="0.101cm" fo:border-left="0.05pt solid #000000" fo:border-right="none" fo:border-top="none" fo:border-bottom="0.05pt solid #000000"/>
    </style:style>
    <style:style style:name="Tabelle10.B7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10.A8" style:family="table-cell">
      <style:table-cell-properties fo:padding="0.101cm" fo:border-left="0.05pt solid #000000" fo:border-right="none" fo:border-top="none" fo:border-bottom="0.05pt solid #000000"/>
    </style:style>
    <style:style style:name="Tabelle10.B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10.A9" style:family="table-cell">
      <style:table-cell-properties fo:padding="0.101cm" fo:border-left="0.05pt solid #000000" fo:border-right="none" fo:border-top="none" fo:border-bottom="0.05pt solid #000000"/>
    </style:style>
    <style:style style:name="Tabelle10.B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10.A10" style:family="table-cell">
      <style:table-cell-properties fo:padding="0.101cm" fo:border-left="0.05pt solid #000000" fo:border-right="none" fo:border-top="none" fo:border-bottom="0.05pt solid #000000"/>
    </style:style>
    <style:style style:name="Tabelle10.B10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10.A11" style:family="table-cell">
      <style:table-cell-properties fo:padding="0.101cm" fo:border-left="0.05pt solid #000000" fo:border-right="none" fo:border-top="none" fo:border-bottom="0.05pt solid #000000"/>
    </style:style>
    <style:style style:name="Tabelle10.B11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10.A12" style:family="table-cell">
      <style:table-cell-properties fo:padding="0.101cm" fo:border-left="0.05pt solid #000000" fo:border-right="none" fo:border-top="none" fo:border-bottom="0.05pt solid #000000"/>
    </style:style>
    <style:style style:name="Tabelle10.B1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10.A13" style:family="table-cell">
      <style:table-cell-properties fo:padding="0.101cm" fo:border-left="0.05pt solid #000000" fo:border-right="none" fo:border-top="none" fo:border-bottom="0.05pt solid #000000"/>
    </style:style>
    <style:style style:name="Tabelle10.B1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6.999cm" style:rel-column-width="65535*"/>
    </style:style>
    <style:style style:name="Tabelle11.A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Text_20_body" style:list-style-name="List_20_3"/>
    <style:style style:name="P9" style:family="paragraph" style:parent-style-name="Heading_20_3">
      <style:text-properties style:font-name="Verdana" fo:font-weight="normal" style:font-weight-asian="normal" style:font-weight-complex="normal"/>
    </style:style>
    <style:style style:name="P10" style:family="paragraph" style:parent-style-name="Heading_20_3">
      <style:text-properties style:font-name="Verdana" fo:font-weight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language="en" fo:country="US" fo:font-style="normal" style:font-style-asian="normal" style:font-style-complex="normal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5"><text:a xlink:type="simple" xlink:href="#1.Übungen: Linux|outline" text:style-name="Internet_20_link" text:visited-style-name="Internet_20_link">1. </text:a>Übungen: Linux<text:tab/>1</text:p>
          <text:p text:style-name="P6"><text:a xlink:type="simple" xlink:href="#1.1.Ziele|outline" text:style-name="Internet_20_link" text:visited-style-name="Internet_20_link">1.1. </text:a>Ziele<text:tab/>1</text:p>
          <text:p text:style-name="P6"><text:a xlink:type="simple" xlink:href="#1.2.Übungen/Fragen|outline" text:style-name="Internet_20_link" text:visited-style-name="Internet_20_link">1.2. </text:a>Übungen/Fragen<text:tab/>1</text:p>
          <text:p text:style-name="P7"><text:a xlink:type="simple" xlink:href="#1.2.1.Fragen/Aufgaben aus 01-lernen/linux-anwenden.odt|outline" text:style-name="Internet_20_link" text:visited-style-name="Internet_20_link">1.2.1. </text:a>Fragen/Aufgaben aus 01-lernen/linux-anwenden.odt<text:tab/>1</text:p>
          <text:p text:style-name="P7"><text:a xlink:type="simple" xlink:href="#1.2.2.Linux: Basics|outline" text:style-name="Internet_20_link" text:visited-style-name="Internet_20_link">1.2.2. </text:a>Linux: Basics<text:tab/>1</text:p>
          <text:p text:style-name="P7"><text:a xlink:type="simple" xlink:href="#1.2.3.Arbeiten mit Dateien und Verzeichnissen |outline" text:style-name="Internet_20_link" text:visited-style-name="Internet_20_link">1.2.3. </text:a>Arbeiten mit Dateien und Verzeichnissen <text:tab/>2</text:p>
          <text:p text:style-name="P7"><text:a xlink:type="simple" xlink:href="#1.2.4.Prozesse |outline" text:style-name="Internet_20_link" text:visited-style-name="Internet_20_link">1.2.4. </text:a>Prozesse <text:tab/>2</text:p>
          <text:p text:style-name="P7"><text:a xlink:type="simple" xlink:href="#1.2.5.Shell Grundlagen |outline" text:style-name="Internet_20_link" text:visited-style-name="Internet_20_link">1.2.5. </text:a>Shell Grundlagen <text:tab/>3</text:p>
          <text:p text:style-name="P7"><text:a xlink:type="simple" xlink:href="#1.2.6.Benutzer |outline" text:style-name="Internet_20_link" text:visited-style-name="Internet_20_link">1.2.6. </text:a>Benutzer <text:tab/>3</text:p>
          <text:p text:style-name="P7"><text:a xlink:type="simple" xlink:href="#1.2.7.Installation und Konfiguration |outline" text:style-name="Internet_20_link" text:visited-style-name="Internet_20_link">1.2.7. </text:a>Installation und Konfiguration <text:tab/>3</text:p>
          <text:p text:style-name="P7"><text:a xlink:type="simple" xlink:href="#1.2.8.Vernetzung |outline" text:style-name="Internet_20_link" text:visited-style-name="Internet_20_link">1.2.8. </text:a>Vernetzung <text:tab/>3</text:p>
          <text:p text:style-name="P6"><text:a xlink:type="simple" xlink:href="#1.3.Weitere Fragen|outline" text:style-name="Internet_20_link" text:visited-style-name="Internet_20_link">1.3. </text:a>Weitere Fragen<text:tab/>4</text:p>
          <text:p text:style-name="P6"><text:a xlink:type="simple" xlink:href="#1.4.Referate|outline" text:style-name="Internet_20_link" text:visited-style-name="Internet_20_link">1.4. </text:a>Referate<text:tab/>7</text:p>
          <text:p text:style-name="P7"><text:a xlink:type="simple" xlink:href="#1.4.1.Shell-Skripts|outline" text:style-name="Internet_20_link" text:visited-style-name="Internet_20_link">1.4.1. </text:a>Shell-Skripts<text:tab/>7</text:p>
          <text:p text:style-name="P7"><text:a xlink:type="simple" xlink:href="#1.4.2.Das Booten von Linux Systemen|outline" text:style-name="Internet_20_link" text:visited-style-name="Internet_20_link">1.4.2. </text:a>Das Booten von Linux Systemen<text:tab/>7</text:p>
          <text:p text:style-name="P7"><text:a xlink:type="simple" xlink:href="#1.4.3.Knoppix remastern|outline" text:style-name="Internet_20_link" text:visited-style-name="Internet_20_link">1.4.3. </text:a>Knoppix remastern<text:tab/>7</text:p>
        </text:index-body>
      </text:table-of-content>
      <text:p text:style-name="Text_20_body"/>
      <text:h text:style-name="Heading_20_1" text:outline-level="1" text:restart-numbering="true" text:start-value="-1">Übungen: Linux</text:h>
      <text:h text:style-name="Heading_20_2" text:outline-level="2">Ziele</text:h>
      <text:list xml:id="list7908980683598163944" text:style-name="List_20_3">
        <text:list-item>
          <text:p text:style-name="P8">Linux anwenden können</text:p>
        </text:list-item>
      </text:list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h text:style-name="Heading_20_2" text:outline-level="2"><text:span text:style-name="Citation"><text:span text:style-name="T1">Übungen/Fragen</text:span></text:span></text:h>
      <text:p text:style-name="Text_20_body">Als Grundlage zur Beantwortung der Fragen gibt es zahlreiche Quellen. Hier ein paar Hinweise:</text:p>
      <text:list xml:id="list160403224225694" text:continue-list="list7908980683598163944" text:style-name="List_20_3">
        <text:list-item text:start-value="1">
          <text:p text:style-name="P8"><text:a xlink:type="simple" xlink:href="http://www.linux-praxis.de/"><text:span text:style-name="Citation"><text:span text:style-name="T1">www.linux-praxis.de</text:span></text:span></text:a></text:p>
        </text:list-item>
      </text:list>
      <text:p text:style-name="Text_20_body"><text:span text:style-name="Citation"><text:span text:style-name="T1"/></text:span></text:p>
      <text:p text:style-name="Text_20_body"><text:span text:style-name="Citation"><text:span text:style-name="T1">Neben den oben besprochenen Befehlen sind noch folgende Hinweise/Tipps von Interesse, da sie bei verschiedenen Linux-Zertifizierungsprogrammen vorausgesetzt werden. (LPI-Zertifikate)</text:span></text:span></text:p>
      <text:p text:style-name="Text_20_body"><text:span text:style-name="Citation"><text:span text:style-name="T1"/></text:span></text:p>
      <text:h text:style-name="Heading_20_3" text:outline-level="3"><text:span text:style-name="Citation"><text:span text:style-name="T1">Fragen/Aufgaben aus 01-lernen/linux-anwenden.odt</text:span></text:span></text:h>
      <text:p text:style-name="Standard"><text:span text:style-name="Citation"><text:span text:style-name="T1">Testvorbereitung:</text:span></text:span></text:p>
      <text:p text:style-name="Standard"><text:span text:style-name="Citation"><text:span text:style-name="T1">Stellen Sie sicher, dass Sie alle Fragen aus der Datei </text:span></text:span></text:p>
      <text:p text:style-name="Standard"><text:span text:style-name="Citation"><text:span text:style-name="T1">01-lernen/linux-anwenden.odt </text:span></text:span></text:p>
      <text:p text:style-name="Standard"><text:span text:style-name="Citation"><text:span text:style-name="T1">beantworten können.</text:span></text:span></text:p>
      <text:p text:style-name="Standard"><text:span text:style-name="Citation"><text:span text:style-name="T1"/></text:span></text:p>
      <text:h text:style-name="Heading_20_3" text:outline-level="3"><text:span text:style-name="Citation"><text:span text:style-name="T1">Linux: Basics</text:span></text:span></text:h>
      <text:p text:style-name="Text_20_body"><text:span text:style-name="Citation"><text:span text:style-name="T1">Probieren Sie die folgenden Befehle und geben Sie eine kurze Beschreibung.</text:span></text:span></text:p>
      <text:p text:style-name="Text_20_body"><text:span text:style-name="Citation"><text:span text:style-name="T1"/></text:span></text:p>
      <table:table table:name="Tabelle4" table:style-name="Tabelle4">
        <table:table-column table:style-name="Tabelle4.A"/>
        <table:table-column table:style-name="Tabelle4.B"/>
        <text:soft-page-break/>
        <table:table-row>
          <table:table-cell table:style-name="Tabelle4.A1" office:value-type="string">
            <text:p text:style-name="P1">Befehl</text:p>
          </table:table-cell>
          <table:table-cell table:style-name="Tabelle4.B1" office:value-type="string">
            <text:p text:style-name="P1">Beschreibung</text:p>
          </table:table-cell>
        </table:table-row>
        <table:table-row>
          <table:table-cell table:style-name="Tabelle4.A7" office:value-type="string">
            <text:p text:style-name="Standard">w</text:p>
          </table:table-cell>
          <table:table-cell table:style-name="Tabelle4.B7" office:value-type="string">
            <text:p text:style-name="Standard"/>
          </table:table-cell>
        </table:table-row>
        <table:table-row>
          <table:table-cell table:style-name="Tabelle4.A7" office:value-type="string">
            <text:p text:style-name="Standard">who</text:p>
          </table:table-cell>
          <table:table-cell table:style-name="Tabelle4.B7" office:value-type="string">
            <text:p text:style-name="Standard">??</text:p>
          </table:table-cell>
        </table:table-row>
        <table:table-row>
          <table:table-cell table:style-name="Tabelle4.A7" office:value-type="string">
            <text:p text:style-name="Standard">whoami</text:p>
          </table:table-cell>
          <table:table-cell table:style-name="Tabelle4.B7" office:value-type="string">
            <text:p text:style-name="Standard">??</text:p>
          </table:table-cell>
        </table:table-row>
        <table:table-row>
          <table:table-cell table:style-name="Tabelle4.A7" office:value-type="string">
            <text:p text:style-name="Standard">id</text:p>
          </table:table-cell>
          <table:table-cell table:style-name="Tabelle4.B7" office:value-type="string">
            <text:p text:style-name="Standard">??</text:p>
          </table:table-cell>
        </table:table-row>
        <table:table-row>
          <table:table-cell table:style-name="Tabelle4.A7" office:value-type="string">
            <text:p text:style-name="Standard">passwd</text:p>
          </table:table-cell>
          <table:table-cell table:style-name="Tabelle4.B7" office:value-type="string">
            <text:p text:style-name="Standard">s.o.</text:p>
          </table:table-cell>
        </table:table-row>
        <table:table-row>
          <table:table-cell table:style-name="Tabelle4.A7" office:value-type="string">
            <text:p text:style-name="Standard">sudo</text:p>
          </table:table-cell>
          <table:table-cell table:style-name="Tabelle4.B7" office:value-type="string">
            <text:p text:style-name="Standard">??</text:p>
          </table:table-cell>
        </table:table-row>
      </table:table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h text:style-name="P9" text:outline-level="3">Arbeiten mit Dateien und Verzeichnissen </text:h>
      <text:p text:style-name="Standard"><text:span text:style-name="Citation"><text:span text:style-name="T1"/></text:span>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">Befehl</text:p>
          </table:table-cell>
          <table:table-cell table:style-name="Tabelle5.B1" office:value-type="string">
            <text:p text:style-name="P1">Beschreibung/Beispiel</text:p>
          </table:table-cell>
        </table:table-row>
        <table:table-row>
          <table:table-cell table:style-name="Tabelle5.A13" office:value-type="string">
            <text:p text:style-name="Standard">touch </text:p>
          </table:table-cell>
          <table:table-cell table:style-name="Tabelle5.B13" office:value-type="string">
            <text:p text:style-name="Standard">??</text:p>
          </table:table-cell>
        </table:table-row>
        <table:table-row>
          <table:table-cell table:style-name="Tabelle5.A13" office:value-type="string">
            <text:p text:style-name="Standard">pwd</text:p>
          </table:table-cell>
          <table:table-cell table:style-name="Tabelle5.B13" office:value-type="string">
            <text:p text:style-name="Standard"/>
          </table:table-cell>
        </table:table-row>
        <table:table-row>
          <table:table-cell table:style-name="Tabelle5.A13" office:value-type="string">
            <text:p text:style-name="Standard">cd</text:p>
          </table:table-cell>
          <table:table-cell table:style-name="Tabelle5.B13" office:value-type="string">
            <text:p text:style-name="Standard"/>
          </table:table-cell>
        </table:table-row>
        <table:table-row>
          <table:table-cell table:style-name="Tabelle5.A13" office:value-type="string">
            <text:p text:style-name="Standard">ls</text:p>
          </table:table-cell>
          <table:table-cell table:style-name="Tabelle5.B13" office:value-type="string">
            <text:p text:style-name="Standard"/>
          </table:table-cell>
        </table:table-row>
        <table:table-row>
          <table:table-cell table:style-name="Tabelle5.A13" office:value-type="string">
            <text:p text:style-name="Standard">cp</text:p>
          </table:table-cell>
          <table:table-cell table:style-name="Tabelle5.B13" office:value-type="string">
            <text:p text:style-name="Standard"/>
          </table:table-cell>
        </table:table-row>
        <table:table-row>
          <table:table-cell table:style-name="Tabelle5.A13" office:value-type="string">
            <text:p text:style-name="Standard">mv</text:p>
          </table:table-cell>
          <table:table-cell table:style-name="Tabelle5.B13" office:value-type="string">
            <text:p text:style-name="Standard"/>
          </table:table-cell>
        </table:table-row>
        <table:table-row>
          <table:table-cell table:style-name="Tabelle5.A13" office:value-type="string">
            <text:p text:style-name="Standard">rm</text:p>
          </table:table-cell>
          <table:table-cell table:style-name="Tabelle5.B13" office:value-type="string">
            <text:p text:style-name="Standard"/>
          </table:table-cell>
        </table:table-row>
        <table:table-row>
          <table:table-cell table:style-name="Tabelle5.A13" office:value-type="string">
            <text:p text:style-name="Standard">ln</text:p>
          </table:table-cell>
          <table:table-cell table:style-name="Tabelle5.B13" office:value-type="string">
            <text:p text:style-name="Standard"/>
          </table:table-cell>
        </table:table-row>
        <table:table-row>
          <table:table-cell table:style-name="Tabelle5.A13" office:value-type="string">
            <text:p text:style-name="Standard">mkdir, </text:p>
            <text:p text:style-name="Standard">rmdir</text:p>
          </table:table-cell>
          <table:table-cell table:style-name="Tabelle5.B13" office:value-type="string">
            <text:p text:style-name="Standard"/>
          </table:table-cell>
        </table:table-row>
        <table:table-row>
          <table:table-cell table:style-name="Tabelle5.A13" office:value-type="string">
            <text:p text:style-name="Standard">more, </text:p>
            <text:p text:style-name="Standard">less, </text:p>
            <text:p text:style-name="Standard">cat</text:p>
          </table:table-cell>
          <table:table-cell table:style-name="Tabelle5.B13" office:value-type="string">
            <text:p text:style-name="Standard"/>
          </table:table-cell>
        </table:table-row>
        <table:table-row>
          <table:table-cell table:style-name="Tabelle5.A13" office:value-type="string">
            <text:p text:style-name="Standard">pushd .</text:p>
            <text:p text:style-name="Standard"/>
            <text:p text:style-name="Standard">popd</text:p>
          </table:table-cell>
          <table:table-cell table:style-name="Tabelle5.B13" office:value-type="string">
            <text:p text:style-name="Standard"/>
          </table:table-cell>
        </table:table-row>
        <table:table-row>
          <table:table-cell table:style-name="Tabelle5.A13" office:value-type="string">
            <text:p text:style-name="Standard">.bashrc</text:p>
            <text:p text:style-name="Standard"/>
            <text:p text:style-name="Standard">.bash_history</text:p>
          </table:table-cell>
          <table:table-cell table:style-name="Tabelle5.B13" office:value-type="string">
            <text:p text:style-name="Standard"/>
          </table:table-cell>
        </table:table-row>
      </table:table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h text:style-name="P10" text:outline-level="3">Prozesse </text:h>
      <text:p text:style-name="Standard"><text:span text:style-name="Citation"><text:span text:style-name="T1"/></text:span>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">Befehl</text:p>
          </table:table-cell>
          <table:table-cell table:style-name="Tabelle6.B1" office:value-type="string">
            <text:p text:style-name="P1">Beschreibung</text:p>
          </table:table-cell>
        </table:table-row>
        <table:table-row>
          <table:table-cell table:style-name="Tabelle6.A6" office:value-type="string">
            <text:p text:style-name="Standard"><text:span text:style-name="Citation"><text:span text:style-name="T1">uname</text:span></text:span></text:p>
          </table:table-cell>
          <table:table-cell table:style-name="Tabelle6.B6" office:value-type="string">
            <text:p text:style-name="Standard"/>
          </table:table-cell>
        </table:table-row>
        <table:table-row>
          <table:table-cell table:style-name="Tabelle6.A6" office:value-type="string">
            <text:p text:style-name="Standard"><text:span text:style-name="Citation"><text:span text:style-name="T1">ps, </text:span></text:span></text:p>
            <text:p text:style-name="Standard"><text:span text:style-name="Citation"><text:span text:style-name="T1">top, </text:span></text:span></text:p>
            <text:p text:style-name="Standard"><text:soft-page-break/><text:span text:style-name="Citation"><text:span text:style-name="T1">kill,</text:span></text:span></text:p>
          </table:table-cell>
          <table:table-cell table:style-name="Tabelle6.B6" office:value-type="string">
            <text:p text:style-name="Standard"/>
          </table:table-cell>
        </table:table-row>
        <table:table-row>
          <table:table-cell table:style-name="Tabelle6.A6" office:value-type="string">
            <text:p text:style-name="Standard"><text:span text:style-name="Citation"><text:span text:style-name="T1">init 0, </text:span></text:span></text:p>
            <text:p text:style-name="Standard"><text:span text:style-name="Citation"><text:span text:style-name="T1">init 6,</text:span></text:span></text:p>
          </table:table-cell>
          <table:table-cell table:style-name="Tabelle6.B6" office:value-type="string">
            <text:p text:style-name="Standard"/>
          </table:table-cell>
        </table:table-row>
        <table:table-row>
          <table:table-cell table:style-name="Tabelle6.A6" office:value-type="string">
            <text:p text:style-name="Standard">pstree</text:p>
          </table:table-cell>
          <table:table-cell table:style-name="Tabelle6.B6" office:value-type="string">
            <text:p text:style-name="Standard"/>
          </table:table-cell>
        </table:table-row>
        <table:table-row>
          <table:table-cell table:style-name="Tabelle6.A6" office:value-type="string">
            <text:p text:style-name="Standard">killall</text:p>
          </table:table-cell>
          <table:table-cell table:style-name="Tabelle6.B6" office:value-type="string">
            <text:p text:style-name="Standard">??</text:p>
          </table:table-cell>
        </table:table-row>
      </table:table>
      <text:p text:style-name="Standard"><text:span text:style-name="Citation"><text:span text:style-name="T1"/></text:span></text:p>
      <text:p text:style-name="Standard"/>
      <text:h text:style-name="Heading_20_3" text:outline-level="3">Shell Grundlagen </text:h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1">Befehl</text:p>
          </table:table-cell>
          <table:table-cell table:style-name="Tabelle7.B1" office:value-type="string">
            <text:p text:style-name="P1">Beschreibung</text:p>
          </table:table-cell>
        </table:table-row>
        <table:table-row>
          <table:table-cell table:style-name="Tabelle7.A6" office:value-type="string">
            <text:p text:style-name="Standard"><text:span text:style-name="Citation"><text:span text:style-name="T1">alias</text:span></text:span></text:p>
          </table:table-cell>
          <table:table-cell table:style-name="Tabelle7.B6" office:value-type="string">
            <text:p text:style-name="Standard"/>
          </table:table-cell>
        </table:table-row>
        <table:table-row>
          <table:table-cell table:style-name="Tabelle7.A6" office:value-type="string">
            <text:p text:style-name="P4">&amp;, bg, fg</text:p>
          </table:table-cell>
          <table:table-cell table:style-name="Tabelle7.B6" office:value-type="string">
            <text:p text:style-name="Standard"/>
          </table:table-cell>
        </table:table-row>
        <table:table-row>
          <table:table-cell table:style-name="Tabelle7.A6" office:value-type="string">
            <text:p text:style-name="Standard">#!/bin/sh</text:p>
          </table:table-cell>
          <table:table-cell table:style-name="Tabelle7.B6" office:value-type="string">
            <text:p text:style-name="Standard"/>
          </table:table-cell>
        </table:table-row>
        <table:table-row>
          <table:table-cell table:style-name="Tabelle7.A6" office:value-type="string">
            <text:p text:style-name="Standard">head, tail</text:p>
          </table:table-cell>
          <table:table-cell table:style-name="Tabelle7.B6" office:value-type="string">
            <text:p text:style-name="Standard"/>
          </table:table-cell>
        </table:table-row>
        <table:table-row>
          <table:table-cell table:style-name="Tabelle7.A6" office:value-type="string">
            <text:p text:style-name="Standard">echo $PATH</text:p>
          </table:table-cell>
          <table:table-cell table:style-name="Tabelle7.B6" office:value-type="string">
            <text:p text:style-name="Standard"/>
          </table:table-cell>
        </table:table-row>
      </table:table>
      <text:p text:style-name="Standard"><text:span text:style-name="Citation"><text:span text:style-name="T1"/></text:span></text:p>
      <text:h text:style-name="Heading_20_3" text:outline-level="3">Benutzer </text:h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1">Befehl</text:p>
          </table:table-cell>
          <table:table-cell table:style-name="Tabelle8.B1" office:value-type="string">
            <text:p text:style-name="P1">Beschreibung</text:p>
          </table:table-cell>
        </table:table-row>
        <table:table-row>
          <table:table-cell table:style-name="Tabelle8.A3" office:value-type="string">
            <text:p text:style-name="Standard"><text:span text:style-name="Citation"><text:span text:style-name="T3">passwd,</text:span></text:span></text:p>
            <text:p text:style-name="Standard"><text:span text:style-name="Citation"><text:span text:style-name="T3">sudo; useradd, usermod, userdel; chmod, umask; </text:span></text:span></text:p>
          </table:table-cell>
          <table:table-cell table:style-name="Tabelle8.B3" office:value-type="string">
            <text:p text:style-name="Standard">s.o.</text:p>
          </table:table-cell>
        </table:table-row>
        <table:table-row>
          <table:table-cell table:style-name="Tabelle8.A3" office:value-type="string">
            <text:p text:style-name="P4">su</text:p>
          </table:table-cell>
          <table:table-cell table:style-name="Tabelle8.B3" office:value-type="string">
            <text:p text:style-name="Standard">??</text:p>
          </table:table-cell>
        </table:table-row>
      </table:table>
      <text:h text:style-name="Heading_20_3" text:outline-level="3">Installation und Konfiguration </text:h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1">Befehl</text:p>
          </table:table-cell>
          <table:table-cell table:style-name="Tabelle9.B1" office:value-type="string">
            <text:p text:style-name="P1">Beschreibung</text:p>
          </table:table-cell>
        </table:table-row>
        <table:table-row>
          <table:table-cell table:style-name="Tabelle9.A3" office:value-type="string">
            <text:p text:style-name="Standard"><text:span text:style-name="Citation"><text:span text:style-name="T3">du, </text:span></text:span></text:p>
            <text:p text:style-name="Standard"><text:span text:style-name="Citation"><text:span text:style-name="T3">df; </text:span></text:span></text:p>
            <text:p text:style-name="Standard"><text:span text:style-name="Citation"><text:span text:style-name="T3">mount,</text:span></text:span></text:p>
            <text:p text:style-name="Standard"><text:span text:style-name="Citation"><text:span text:style-name="T3">umount; </text:span></text:span></text:p>
          </table:table-cell>
          <table:table-cell table:style-name="Tabelle9.B3" office:value-type="string">
            <text:p text:style-name="Standard">s.o.</text:p>
          </table:table-cell>
        </table:table-row>
        <table:table-row>
          <table:table-cell table:style-name="Tabelle9.A3" office:value-type="string">
            <text:p text:style-name="Standard">apt-get</text:p>
          </table:table-cell>
          <table:table-cell table:style-name="Tabelle9.B3" office:value-type="string">
            <text:p text:style-name="Standard">??</text:p>
          </table:table-cell>
        </table:table-row>
      </table:table>
      <text:p text:style-name="P2"/>
      <text:h text:style-name="Heading_20_3" text:outline-level="3">Vernetzung </text:h>
      <text:p text:style-name="Standard"><text:span text:style-name="Citation"><text:span text:style-name="T1"/></text:span></text:p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1">Befehl</text:p>
          </table:table-cell>
          <table:table-cell table:style-name="Tabelle10.B1" office:value-type="string">
            <text:p text:style-name="P1">Beschreibung</text:p>
          </table:table-cell>
        </table:table-row>
        <table:table-row>
          <table:table-cell table:style-name="Tabelle10.A13" office:value-type="string">
            <text:p text:style-name="Standard"><text:span text:style-name="Citation"><text:span text:style-name="T3">ifconfig</text:span></text:span></text:p>
          </table:table-cell>
          <table:table-cell table:style-name="Tabelle10.B13" office:value-type="string">
            <text:p text:style-name="Standard">??</text:p>
          </table:table-cell>
        </table:table-row>
        <table:table-row>
          <table:table-cell table:style-name="Tabelle10.A13" office:value-type="string">
            <text:p text:style-name="Standard"><text:span text:style-name="Citation"><text:span text:style-name="T3">netstat</text:span></text:span></text:p>
          </table:table-cell>
          <table:table-cell table:style-name="Tabelle10.B13" office:value-type="string">
            <text:p text:style-name="Standard">??</text:p>
          </table:table-cell>
        </table:table-row>
        <text:soft-page-break/>
        <table:table-row>
          <table:table-cell table:style-name="Tabelle10.A13" office:value-type="string">
            <text:p text:style-name="P2">ping</text:p>
          </table:table-cell>
          <table:table-cell table:style-name="Tabelle10.B13" office:value-type="string">
            <text:p text:style-name="Standard"/>
          </table:table-cell>
        </table:table-row>
        <table:table-row>
          <table:table-cell table:style-name="Tabelle10.A13" office:value-type="string">
            <text:p text:style-name="P2">traceroute</text:p>
          </table:table-cell>
          <table:table-cell table:style-name="Tabelle10.B13" office:value-type="string">
            <text:p text:style-name="Standard"/>
          </table:table-cell>
        </table:table-row>
        <table:table-row>
          <table:table-cell table:style-name="Tabelle10.A13" office:value-type="string">
            <text:p text:style-name="P2">host</text:p>
          </table:table-cell>
          <table:table-cell table:style-name="Tabelle10.B13" office:value-type="string">
            <text:p text:style-name="Standard"/>
          </table:table-cell>
        </table:table-row>
        <table:table-row>
          <table:table-cell table:style-name="Tabelle10.A13" office:value-type="string">
            <text:p text:style-name="P2">hostname</text:p>
          </table:table-cell>
          <table:table-cell table:style-name="Tabelle10.B13" office:value-type="string">
            <text:p text:style-name="Standard"/>
          </table:table-cell>
        </table:table-row>
        <table:table-row>
          <table:table-cell table:style-name="Tabelle10.A13" office:value-type="string">
            <text:p text:style-name="P2">nslookup</text:p>
          </table:table-cell>
          <table:table-cell table:style-name="Tabelle10.B13" office:value-type="string">
            <text:p text:style-name="Standard"/>
          </table:table-cell>
        </table:table-row>
        <table:table-row>
          <table:table-cell table:style-name="Tabelle10.A13" office:value-type="string">
            <text:p text:style-name="P2">dig</text:p>
          </table:table-cell>
          <table:table-cell table:style-name="Tabelle10.B13" office:value-type="string">
            <text:p text:style-name="Standard"/>
          </table:table-cell>
        </table:table-row>
        <table:table-row>
          <table:table-cell table:style-name="Tabelle10.A13" office:value-type="string">
            <text:p text:style-name="P2">ssh</text:p>
          </table:table-cell>
          <table:table-cell table:style-name="Tabelle10.B13" office:value-type="string">
            <text:p text:style-name="Standard"/>
          </table:table-cell>
        </table:table-row>
        <table:table-row>
          <table:table-cell table:style-name="Tabelle10.A13" office:value-type="string">
            <text:p text:style-name="P2">scp</text:p>
          </table:table-cell>
          <table:table-cell table:style-name="Tabelle10.B13" office:value-type="string">
            <text:p text:style-name="Standard"/>
          </table:table-cell>
        </table:table-row>
        <table:table-row>
          <table:table-cell table:style-name="Tabelle10.A13" office:value-type="string">
            <text:p text:style-name="P2">wget</text:p>
          </table:table-cell>
          <table:table-cell table:style-name="Tabelle10.B13" office:value-type="string">
            <text:p text:style-name="Standard"/>
          </table:table-cell>
        </table:table-row>
        <table:table-row>
          <table:table-cell table:style-name="Tabelle10.A13" office:value-type="string">
            <text:p text:style-name="Standard">/etc/hosts</text:p>
            <text:p text:style-name="Standard">/etc/resolv.conf</text:p>
          </table:table-cell>
          <table:table-cell table:style-name="Tabelle10.B13" office:value-type="string">
            <text:p text:style-name="Standard"/>
          </table:table-cell>
        </table:table-row>
      </table:table>
      <text:p text:style-name="P3"><text:span text:style-name="Citation"><text:span text:style-name="T1"/></text:span></text:p>
      <text:h text:style-name="Heading_20_2" text:outline-level="2"><text:span text:style-name="Citation"><text:span text:style-name="T1">Weitere Fragen</text:span></text:span></text:h>
      <text:p text:style-name="Standard"><text:span text:style-name="Citation"><text:span text:style-name="T1">Gib eine kurze Beschreibung:</text:span></text:span></text:p>
      <text:p text:style-name="Standard"><text:span text:style-name="Citation"><text:span text:style-name="T1"/></text:span>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Standard"><text:span text:style-name="Citation"><text:span text:style-name="T2">Wie heisst der Systemadministrator und welche UID hat er ?</text:span></text:span></text:p>
          </table:table-cell>
        </table:table-row>
        <table:table-row>
          <table:table-cell table:style-name="Tabelle11.A2" office:value-type="string">
            <text:p text:style-name="Table_20_Contents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Wie lautet das Wurzelverzeichnis?</text:span></text:span></text:p>
          </table:table-cell>
        </table:table-row>
        <table:table-row>
          <table:table-cell table:style-name="Tabelle11.A2" office:value-type="string">
            <text:p text:style-name="Table_20_Contents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Die Datei adb2.h soll dem User hans gehören mit Lese- und Schreibrechten. Wie lauten die Befehle?</text:span></text:span></text:p>
          </table:table-cell>
        </table:table-row>
        <table:table-row>
          <table:table-cell table:style-name="Tabelle11.A2" office:value-type="string">
            <text:p text:style-name="Table_20_Contents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Beschreiben Sie die Ausgabe von „ls –l“</text:span></text:span></text:p>
          </table:table-cell>
        </table:table-row>
        <table:table-row>
          <table:table-cell table:style-name="Tabelle11.A2" office:value-type="string">
            <text:p text:style-name="Table_20_Contents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Was bedeuten im Zusammenhang mit dem Dateisystem „.“ und „..“</text:span></text:span></text:p>
          </table:table-cell>
        </table:table-row>
        <table:table-row>
          <table:table-cell table:style-name="Tabelle11.A2" office:value-type="string">
            <text:p text:style-name="Table_20_Contents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Löscht ein leeres Verzeichnis.</text:span></text:span></text:p>
          </table:table-cell>
        </table:table-row>
        <table:table-row>
          <table:table-cell table:style-name="Tabelle11.A2" office:value-type="string">
            <text:p text:style-name="Table_20_Contents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Gibt das aktuelle Verzeichnis aus</text:span></text:span></text:p>
          </table:table-cell>
        </table:table-row>
        <table:table-row>
          <table:table-cell table:style-name="Tabelle11.A2" office:value-type="string">
            <text:p text:style-name="Table_20_Contents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Zeigt den Inhalt eines Verzeichnisses mit Detailangaben</text:span></text:span></text:p>
          </table:table-cell>
        </table:table-row>
        <table:table-row>
          <table:table-cell table:style-name="Tabelle11.A2" office:value-type="string">
            <text:p text:style-name="Table_20_Contents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Beispiel für: Kopiert rekursiv ganze Verzeichnisbäume mit.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Beispiel für: Verschiebt die C-Quellprogramme ins Ziel.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Beispiel für: Löscht Dateien nach Abfrage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Beispiel für: Löscht Dateien und ganze Verzeichnisbäume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Zeigt an, wer gerade im System ist.</text:span></text:span></text:p>
          </table:table-cell>
        </table:table-row>
        <text:soft-page-break/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Programm zum Wechsel des eigenen Passworts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Aus dem Programm hallo.c eine ausfürbare Datei namens hallo.exe erzeugen. (gcc)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Inhalt einer Textdatei seitenweise auflisten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Wo findet man die Verzeichnisse der einzelnen user?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In welchem Verzeichnis findet man Konfigurationsinfos?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Mit welchem Befehl können Sie sich an einer anderen Maschine einloggen ?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Wie ermitteln Sie den Hostname ihrer Maschine ?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Wie lauten die Startup-Dateien der bash?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Wie kann man einen laufenden Job anhalten ?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Wie koennen Sie einen Job direkt im Hintergrund starten?</text:span></text:span></text:p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1"/></text:span></text:p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Wie koennen Sie eine Archiv-Datei (*.tar) komprieren ( *.tar.gz) ?</text:span></text:span></text:p>
            <text:p text:style-name="Standard"><text:span text:style-name="Citation"><text:span text:style-name="T2">Wie koennen Sie sich den Inhalt einer Archiv-Datei (*.tar) ansehen ?</text:span></text:span></text:p>
            <text:p text:style-name="Standard"><text:span text:style-name="Citation"><text:span text:style-name="T2">Wie koennen Sie eine Archiv-Datei (*.tar.gz) entpacken ?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In welche Datei wuerden Sie Ihre persoenlichen Shell-Aliases definieren?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In welche Datei wuerden Sie Ihre persoenlichen Shell-Umgebungsvariablen definieren ?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Wie koennen Sie die Shell-Umgebungsvariable PATH erweitern, sodass zusaetzlich das Verzeichnis bin aus Ihrem Home-Verzeichnis enthalten ist?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find . -name "*.txt" –print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find . -type d -exec rmdir {}\;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echo `hostname`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ar -t /usr/lib/libc.a</text:span></text:span></text:p>
            <text:p text:style-name="Standard"><text:soft-page-break/><text:span text:style-name="Citation"><text:span text:style-name="T2">ar -r libmy.a slist.o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chgrp team2 file</text:span></text:span></text:p>
            <text:p text:style-name="Standard"><text:span text:style-name="Citation"><text:span text:style-name="T2">chmod 644 *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grep '3[a-m]*7' file</text:span></text:span></text:p>
            <text:p text:style-name="Standard"><text:span text:style-name="Citation"><text:span text:style-name="T2">grep Holz `find . -print`</text:span></text:span></text:p>
            <text:p text:style-name="Standard"><text:span text:style-name="Citation"><text:span text:style-name="T2">fgrep -f musterdatei textdatei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find /usr /usr/local -atime +8 –print</text:span></text:span></text:p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1">liste alle Dateien auf die vor 8 und mehr tagen zugegriffen wurde</text:span></text:span></text:p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find /usr -mtime –10 -print</text:span></text:span></text:p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1">liste alle dateien, die weniger als vor 10 tagen veraendert wurden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find . -atime +200 -exec rm {}\;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find /usr !-name "*.c" -print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find /usr/ -atime +30 -atime -60 -exec mv {} ./old \;</text:span></text:span></text:p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1">suche nach allen dateien im aktuellen verzeichnis, die in den letzten 30 bis 60 tagen benutzt wurden und verschiebe diese in das verzeichnis old.)</text:span></text:span></text:p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grep Holz `ls -R`</text:span></text:span></text:p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1">liste alle dateien auf, die das muster Holz enthalten</text:span></text:span></text:p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ls /usr |wc –l</text:span></text:span></text:p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1">ermittelt die anzahl der dateien in /usr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tr "[a-z]" "[A-Z]" file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sort -t: +2 -3 /etc/passwd</text:span></text:span></text:p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1">sortiert nach UID: ueberspringe 2 felder; ende 3. feld</text:span></text:span></text:p>
          </table:table-cell>
        </table:table-row>
        <table:table-row>
          <table:table-cell table:style-name="Tabelle11.A2" office:value-type="string">
            <text:p text:style-name="Standard"><text:span text:style-name="Citation"><text:span text:style-name="T2">umask 022</text:span></text:span></text:p>
          </table:table-cell>
        </table:table-row>
        <table:table-row>
          <table:table-cell table:style-name="Tabelle11.A2" office:value-type="string">
            <text:p text:style-name="Standard"/>
          </table:table-cell>
        </table:table-row>
      </table:table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h text:style-name="Heading_20_2" text:outline-level="2"><text:span text:style-name="Citation"><text:span text:style-name="T1">Referate</text:span></text:span></text:h>
      <text:h text:style-name="Heading_20_3" text:outline-level="3"><text:span text:style-name="Citation"><text:span text:style-name="T1">Shell-Skripts</text:span></text:span></text:h>
      <text:p text:style-name="Text_20_body"><text:span text:style-name="Citation"><text:span text:style-name="T1"/></text:span></text:p>
      <text:h text:style-name="Heading_20_3" text:outline-level="3"><text:span text:style-name="Citation"><text:span text:style-name="T1">Das Booten von Linux Systemen</text:span></text:span></text:h>
      <text:p text:style-name="Text_20_body"><text:span text:style-name="Citation"><text:span text:style-name="T1"/></text:span></text:p>
      <text:h text:style-name="Heading_20_3" text:outline-level="3"><text:span text:style-name="Citation"><text:span text:style-name="T1">Knoppix remastern</text:span></text:span></text:h>
      <text:p text:style-name="Standard"><text:a xlink:type="simple" xlink:href="http://www.knoppix.net/wiki/Knoppix_Remastering_Howto_Deutsch"><text:span text:style-name="Citation"><text:span text:style-name="T1">http://www.knoppix.net/wiki/Knoppix_Remastering_Howto_Deutsch</text:span></text:span></text:a></text:p>
      <text:p text:style-name="Text_20_body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u-linux-anwenden.odt</text:file-name><text:tab/>Arbeitsunterlage</text:p>
      </style:header>
      <style:footer>
        <text:p text:style-name="Footer">Informatik<text:tab/><text:tab/><text:page-number text:select-page="current">2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MacOSX_x86 LibreOffice_project/70feb7d99726f064edab4605a8ab840c50ec57a</meta:generator>
    <meta:creation-date>2010-12-08T19:55:44</meta:creation-date>
    <meta:editing-cycles>7</meta:editing-cycles>
    <meta:editing-duration>PT1H16M18S</meta:editing-duration>
    <meta:initial-creator>Anton Hofmann</meta:initial-creator>
    <dc:date>2014-02-25T16:04:01.384866000</dc:date>
    <dc:creator>Anton Hofmann</dc:creator>
    <meta:document-statistic meta:table-count="8" meta:image-count="0" meta:object-count="0" meta:page-count="6" meta:paragraph-count="185" meta:word-count="690" meta:character-count="4600" meta:non-whitespace-character-count="4071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tl/ab/meineVorlagen/arbeitsunterlage.ott" meta:date="2010-12-08T19:55:43"/>
  </office:meta>
</office:document-meta>
</file>